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7acb" officeooo:paragraph-rsid="00147acb"/>
    </style:style>
    <style:style style:name="P2" style:family="paragraph" style:parent-style-name="Standard">
      <style:text-properties officeooo:rsid="001940fc" officeooo:paragraph-rsid="00211025"/>
    </style:style>
    <style:style style:name="P3" style:family="paragraph" style:parent-style-name="Standard">
      <style:text-properties officeooo:rsid="001940fc" officeooo:paragraph-rsid="003842fe"/>
    </style:style>
    <style:style style:name="P4" style:family="paragraph" style:parent-style-name="Standard">
      <style:text-properties officeooo:rsid="001940fc" officeooo:paragraph-rsid="003a1f0e"/>
    </style:style>
    <style:style style:name="P5" style:family="paragraph" style:parent-style-name="Standard">
      <style:text-properties officeooo:rsid="001940fc" officeooo:paragraph-rsid="004ad14c"/>
    </style:style>
    <style:style style:name="P6" style:family="paragraph" style:parent-style-name="Standard">
      <style:text-properties officeooo:rsid="001940fc" officeooo:paragraph-rsid="004c3316"/>
    </style:style>
    <style:style style:name="P7" style:family="paragraph" style:parent-style-name="Standard">
      <style:text-properties officeooo:rsid="001940fc" officeooo:paragraph-rsid="004d8c42"/>
    </style:style>
    <style:style style:name="P8" style:family="paragraph" style:parent-style-name="Standard">
      <style:text-properties style:font-name="Liberation Serif" fo:font-size="12pt" officeooo:rsid="0025e6f5" officeooo:paragraph-rsid="00285309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5e6f5" officeooo:paragraph-rsid="00297879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5e6f5" officeooo:paragraph-rsid="003836ea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25e6f5" officeooo:paragraph-rsid="003a1f0e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25e6f5" officeooo:paragraph-rsid="003842fe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25e6f5" officeooo:paragraph-rsid="004ad14c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25e6f5" officeooo:paragraph-rsid="004c3316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25e6f5" officeooo:paragraph-rsid="004d8c42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25e6f5" officeooo:paragraph-rsid="004e9a3c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25e6f5" officeooo:paragraph-rsid="004fad85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25e6f5" officeooo:paragraph-rsid="00500b92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25e6f5" officeooo:paragraph-rsid="0046d9b1" style:font-size-asian="12pt" style:font-size-complex="12pt"/>
    </style:style>
    <style:style style:name="P20" style:family="paragraph" style:parent-style-name="Standard">
      <style:text-properties fo:color="#000000" style:font-name="Andale Mono" fo:font-size="10pt" officeooo:rsid="003836ea" officeooo:paragraph-rsid="003842fe" style:font-size-asian="10pt" style:font-size-complex="10pt"/>
    </style:style>
    <style:style style:name="P21" style:family="paragraph" style:parent-style-name="Standard">
      <style:text-properties fo:color="#000000" style:font-name="Andale Mono" fo:font-size="10pt" officeooo:rsid="003842fe" officeooo:paragraph-rsid="004ad14c" style:font-size-asian="10pt" style:font-size-complex="10pt"/>
    </style:style>
    <style:style style:name="P22" style:family="paragraph" style:parent-style-name="Standard">
      <style:text-properties fo:color="#000000" style:font-name="Andale Mono" fo:font-size="10pt" officeooo:rsid="003a1f0e" officeooo:paragraph-rsid="003a1f0e" style:font-size-asian="10pt" style:font-size-complex="10pt"/>
    </style:style>
    <style:style style:name="P23" style:family="paragraph" style:parent-style-name="Standard">
      <style:text-properties fo:color="#000000" style:font-name="Andale Mono" fo:font-size="10pt" officeooo:rsid="003a1f0e" officeooo:paragraph-rsid="004c3316" style:font-size-asian="10pt" style:font-size-complex="10pt"/>
    </style:style>
    <style:style style:name="P24" style:family="paragraph" style:parent-style-name="Standard">
      <style:text-properties fo:color="#000000" style:font-name="Andale Mono" fo:font-size="10pt" officeooo:rsid="004c3316" officeooo:paragraph-rsid="004c3316" style:font-size-asian="10pt" style:font-size-complex="10pt"/>
    </style:style>
    <style:style style:name="P25" style:family="paragraph" style:parent-style-name="Standard">
      <style:text-properties fo:color="#000000" style:font-name="Andale Mono" fo:font-size="10pt" officeooo:rsid="004d8c42" officeooo:paragraph-rsid="004d8c42" style:font-size-asian="10pt" style:font-size-complex="10pt"/>
    </style:style>
    <style:style style:name="P26" style:family="paragraph" style:parent-style-name="Standard">
      <style:text-properties fo:color="#000000" style:font-name="Andale Mono" fo:font-size="10pt" officeooo:rsid="004e438e" officeooo:paragraph-rsid="004e438e" style:font-size-asian="10pt" style:font-size-complex="10pt"/>
    </style:style>
    <style:style style:name="P27" style:family="paragraph" style:parent-style-name="Standard">
      <style:text-properties fo:color="#000000" style:font-name="Andale Mono" fo:font-size="10pt" officeooo:rsid="004fad85" officeooo:paragraph-rsid="0050a732" style:font-size-asian="10pt" style:font-size-complex="10pt"/>
    </style:style>
    <style:style style:name="P28" style:family="paragraph" style:parent-style-name="Standard">
      <style:text-properties fo:color="#000000" style:font-name="Andale Mono" fo:font-size="10pt" officeooo:rsid="004fad85" officeooo:paragraph-rsid="004fad85" style:font-size-asian="10pt" style:font-size-complex="10pt"/>
    </style:style>
    <style:style style:name="P29" style:family="paragraph" style:parent-style-name="Standard">
      <style:text-properties fo:color="#000000" style:font-name="Andale Mono" fo:font-size="10pt" officeooo:rsid="0050a732" officeooo:paragraph-rsid="0050a732" style:font-size-asian="10pt" style:font-size-complex="10pt"/>
    </style:style>
    <style:style style:name="P30" style:family="paragraph" style:parent-style-name="Standard">
      <style:text-properties fo:color="#000000" style:font-name="Andale Mono" fo:font-size="10pt" officeooo:rsid="004e9a3c" officeooo:paragraph-rsid="004e9a3c" style:font-size-asian="10pt" style:font-size-complex="10pt"/>
    </style:style>
    <style:style style:name="P31" style:family="paragraph" style:parent-style-name="Standard">
      <style:text-properties fo:color="#000000" style:font-name="Liberation Serif" fo:font-size="12pt" officeooo:rsid="0025e6f5" officeooo:paragraph-rsid="0050a732" style:font-size-asian="12pt" style:font-size-complex="12pt"/>
    </style:style>
    <style:style style:name="P32" style:family="paragraph" style:parent-style-name="Standard">
      <style:text-properties officeooo:rsid="003ad8b7" officeooo:paragraph-rsid="004d8c42"/>
    </style:style>
    <style:style style:name="P33" style:family="paragraph" style:parent-style-name="Standard">
      <style:text-properties officeooo:rsid="004d8c42" officeooo:paragraph-rsid="004d8c42"/>
    </style:style>
    <style:style style:name="P34" style:family="paragraph" style:parent-style-name="Standard">
      <style:text-properties officeooo:rsid="004fad85" officeooo:paragraph-rsid="004fad85"/>
    </style:style>
    <style:style style:name="P35" style:family="paragraph" style:parent-style-name="Standard">
      <style:text-properties style:font-name="Andale Mono" fo:font-size="10pt" officeooo:rsid="0027241a" officeooo:paragraph-rsid="004589f0" style:font-size-asian="10pt" style:font-size-complex="10pt"/>
    </style:style>
    <style:style style:name="P36" style:family="paragraph" style:parent-style-name="Title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Standard">
      <style:text-properties style:font-name="Liberation Serif" fo:font-size="12pt" officeooo:rsid="0025e6f5" officeooo:paragraph-rsid="003836ea" style:font-size-asian="12pt" style:font-size-complex="12pt"/>
    </style:style>
    <style:style style:name="P38" style:family="paragraph" style:parent-style-name="Standard">
      <style:text-properties fo:color="#0066ff" style:font-name="Liberation Serif" fo:font-size="12pt" officeooo:rsid="0053eaa5" officeooo:paragraph-rsid="0053eaa5" style:font-size-asian="12pt" style:font-size-complex="12pt"/>
    </style:style>
    <style:style style:name="P39" style:family="paragraph" style:parent-style-name="Standard">
      <style:text-properties fo:color="#0066ff" style:font-name="Liberation Serif" fo:font-size="12pt" officeooo:rsid="0054ce0a" officeooo:paragraph-rsid="0054ce0a" style:font-size-asian="12pt" style:font-size-complex="12pt"/>
    </style:style>
    <style:style style:name="P40" style:family="paragraph" style:parent-style-name="Standard">
      <style:text-properties fo:color="#0066ff" style:font-name="Liberation Serif" fo:font-size="12pt" officeooo:rsid="00564e8f" officeooo:paragraph-rsid="00564e8f" style:font-size-asian="12pt" style:font-size-complex="12pt"/>
    </style:style>
    <style:style style:name="P41" style:family="paragraph" style:parent-style-name="Standard">
      <style:text-properties fo:color="#0066ff" style:font-name="Andale Mono" fo:font-size="10pt" officeooo:rsid="0054ce0a" officeooo:paragraph-rsid="00556748" style:font-size-asian="10pt" style:font-size-complex="10pt"/>
    </style:style>
    <style:style style:name="P42" style:family="paragraph" style:parent-style-name="Standard">
      <style:text-properties fo:color="#0066ff" style:font-name="Andale Mono" fo:font-size="10pt" officeooo:rsid="00556748" officeooo:paragraph-rsid="00556748" style:font-size-asian="10pt" style:font-size-complex="10pt"/>
    </style:style>
    <style:style style:name="P43" style:family="paragraph" style:parent-style-name="Standard">
      <style:text-properties fo:color="#0066ff" officeooo:rsid="00556748" officeooo:paragraph-rsid="00556748"/>
    </style:style>
    <style:style style:name="P44" style:family="paragraph" style:parent-style-name="Standard">
      <style:text-properties fo:color="#0066ff" officeooo:rsid="00564e8f" officeooo:paragraph-rsid="00564e8f"/>
    </style:style>
    <style:style style:name="P45" style:family="paragraph" style:parent-style-name="Standard">
      <style:text-properties fo:color="#000000" style:font-name="Liberation Serif" fo:font-size="12pt" officeooo:rsid="0025e6f5" officeooo:paragraph-rsid="0050a732" style:font-size-asian="12pt" style:font-size-complex="12pt"/>
    </style:style>
    <style:style style:name="P46" style:family="paragraph" style:parent-style-name="Standard">
      <style:text-properties officeooo:rsid="001940fc" officeooo:paragraph-rsid="004e9a3c"/>
    </style:style>
    <style:style style:name="P47" style:family="paragraph" style:parent-style-name="Standard">
      <style:text-properties officeooo:rsid="001940fc" officeooo:paragraph-rsid="00500b92"/>
    </style:style>
    <style:style style:name="T1" style:family="text">
      <style:text-properties officeooo:rsid="00285309"/>
    </style:style>
    <style:style style:name="T2" style:family="text">
      <style:text-properties officeooo:rsid="003842fe"/>
    </style:style>
    <style:style style:name="T3" style:family="text">
      <style:text-properties officeooo:rsid="004589f0"/>
    </style:style>
    <style:style style:name="T4" style:family="text">
      <style:text-properties officeooo:rsid="0046d9b1"/>
    </style:style>
    <style:style style:name="T5" style:family="text">
      <style:text-properties officeooo:rsid="00486c76"/>
    </style:style>
    <style:style style:name="T6" style:family="text">
      <style:text-properties officeooo:rsid="004a4f80"/>
    </style:style>
    <style:style style:name="T7" style:family="text">
      <style:text-properties officeooo:rsid="004ad14c"/>
    </style:style>
    <style:style style:name="T8" style:family="text">
      <style:text-properties officeooo:rsid="004afc6f"/>
    </style:style>
    <style:style style:name="T9" style:family="text">
      <style:text-properties officeooo:rsid="004c3316"/>
    </style:style>
    <style:style style:name="T10" style:family="text">
      <style:text-properties officeooo:rsid="004d8c42"/>
    </style:style>
    <style:style style:name="T11" style:family="text">
      <style:text-properties officeooo:rsid="004e9a3c"/>
    </style:style>
    <style:style style:name="T12" style:family="text">
      <style:text-properties officeooo:rsid="0050a732"/>
    </style:style>
    <style:style style:name="T13" style:family="text">
      <style:text-properties officeooo:rsid="005236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3">Preguntas</text:span> batería <text:span text:style-name="T13">3</text:span></text:p>
      <text:p text:style-name="P1"/>
      <text:p text:style-name="P10">1<text:span text:style-name="T1">.</text:span> <text:span text:style-name="T3">Explicar la diferencia entre el acceso protected y default.</text:span></text:p>
      <text:p text:style-name="P10"/>
      <text:p text:style-name="P38">Default quiere decir que tiene acceso todo lo que esté en el mismo paquete, independientemente de si hereda o no. Protected da acceso a todas las clases que hereden del mismo, independientemente de si está o no en el mismo paquete.</text:p>
      <text:p text:style-name="P35"/>
      <text:p text:style-name="P8"><text:span text:style-name="T5">2</text:span>. <text:span text:style-name="T4">Explicar las dos formas de usar miembros (atributos y métodos) de un paquete desde otros paquetes.</text:span></text:p>
      <text:p text:style-name="P20"/>
      <text:p text:style-name="P39">Puedes hacer un import en el fichero antes de que empiece la clase, o puedes concatenar con puntos donde está.</text:p>
      <text:p text:style-name="P39"/>
      <text:p text:style-name="P39">Ejemplo 1: import java.paquete.Clase;</text:p>
      <text:p text:style-name="P39"/>
      <text:p text:style-name="P39">private int miConstante = Clase.Constante;</text:p>
      <text:p text:style-name="P39"/>
      <text:p text:style-name="P39">Ejemplo 2: private int miConstante = java.paquete.Clase.CONSTANTE;</text:p>
      <text:p text:style-name="P19"/>
      <text:p text:style-name="P13"><text:span text:style-name="T5">3</text:span>. <text:span text:style-name="T7">¿En cuántas clases puede implementarse una interfaz?</text:span></text:p>
      <text:p text:style-name="P5"/>
      <text:p text:style-name="P41">En todas las que necesites</text:p>
      <text:p text:style-name="P21"/>
      <text:p text:style-name="P9"><text:span text:style-name="T8">4</text:span>. <text:span text:style-name="T6">¿Cuántas interfaces puede implementar una clase?</text:span></text:p>
      <text:p text:style-name="P2"/>
      <text:p text:style-name="P41">En todas las que necesites</text:p>
      <text:p text:style-name="P20"/>
      <text:p text:style-name="P12"><text:span text:style-name="T8">5</text:span>. <text:span text:style-name="T2">¿Las interfaces se puede ampliar (extender)?</text:span></text:p>
      <text:p text:style-name="P3"/>
      <text:p text:style-name="P42">Si se pueden extender.</text:p>
      <text:p text:style-name="P11"/>
      <text:p text:style-name="P11"><text:span text:style-name="T8">6</text:span>. <text:span text:style-name="T2">¿Qué paquete estándar de Java se importa de forma automática?</text:span></text:p>
      <text:p text:style-name="P4"/>
      <text:p text:style-name="P42">Java.lang</text:p>
      <text:p text:style-name="P22"/>
      <text:p text:style-name="P14"><text:span text:style-name="T9">7</text:span>. <text:span text:style-name="T2">¿Qué clase se encuentra en la parte superior de la jerarquía de excepciones?</text:span></text:p>
      <text:p text:style-name="P6"/>
      <text:p text:style-name="P42">Throwable</text:p>
      <text:p text:style-name="P23"/>
      <text:p text:style-name="P14"><text:span text:style-name="T9">8</text:span>. <text:span text:style-name="T2">¿Qué sucede si no se captura una excepción?</text:span></text:p>
      <text:p text:style-name="P6"/>
      <text:p text:style-name="P42">Que el programa se interrumpe y hay que volver a iniciarlo</text:p>
      <text:p text:style-name="P24"/>
      <text:p text:style-name="P14"><text:span text:style-name="T9">9</text:span>. <text:span text:style-name="T2">¿Qué hay de incorrecto en el siguiente fragmento de código?</text:span></text:p>
      <text:p text:style-name="P6"/>
      <text:p text:style-name="P32">class <text:span text:style-name="T10">A extends Exception</text:span> { ...</text:p>
      <text:p text:style-name="P32"/>
      <text:p text:style-name="P32">class <text:span text:style-name="T10">B extends A</text:span> { ...</text:p>
      <text:p text:style-name="P6"/>
      <text:p text:style-name="P6">// …</text:p>
      <text:p text:style-name="P6"/>
      <text:p text:style-name="P33">try {</text:p>
      <text:p text:style-name="P33"><text:soft-page-break/><text:tab/>//...</text:p>
      <text:p text:style-name="P33">}</text:p>
      <text:p text:style-name="P33">catch (A e1) { … }</text:p>
      <text:p text:style-name="P33">catch (B e2) { … }</text:p>
      <text:p text:style-name="P25"/>
      <text:p text:style-name="P15"/>
      <text:p text:style-name="P15"><text:span text:style-name="T10">10</text:span>. <text:span text:style-name="T10">El bloque finally es el último fragmento de código que se ejecuta antes de que finalice un programa. ¿Verdadero o falso? Justifica la respuesta.</text:span></text:p>
      <text:p text:style-name="P7"/>
      <text:p text:style-name="P42">Verdadero. Se ejecuta siempre incluso cuando no interviene un try catch. Se hace así para dar la posiblidad de limpiar procesos, cerrar ficheros, conexiones a base de datos, etc, salte o no una escepción. Es la seguridad de que no se estén consumiendo recursos que no se están utilizando.</text:p>
      <text:p text:style-name="P26"/>
      <text:p text:style-name="P16"><text:span text:style-name="T10">11</text:span>. <text:span text:style-name="T11">¿Qué tipo de excepciones deben declararse de forma explícita en la cláusula throws de un método</text:span>?</text:p>
      <text:p text:style-name="P46"/>
      <text:p text:style-name="P43">Aquellas que no se vayan a controlar en ese método y se quieran dirigir al método que ha llamado al mismo método que lanza la excepción.</text:p>
      <text:p text:style-name="P30"/>
      <text:p text:style-name="P17"><text:span text:style-name="T10">12</text:span>. <text:span text:style-name="T11">¿Qué falla en el siguiente fragmento de código</text:span>?</text:p>
      <text:p text:style-name="P34"/>
      <text:p text:style-name="P34">class MiClase { //...</text:p>
      <text:p text:style-name="P34"><text:tab/>// …</text:p>
      <text:p text:style-name="P34"><text:tab/>throw new MiClase();</text:p>
      <text:p text:style-name="P34"/>
      <text:p text:style-name="P28"/>
      <text:p text:style-name="P18"><text:span text:style-name="T10">13</text:span>. <text:span text:style-name="T11">¿Qué tres formas existen de generar una excepción</text:span>?</text:p>
      <text:p text:style-name="P47"/>
      <text:p text:style-name="P44">Una es que se cree una excepción aritmética que java es quien la controla directamente. Otra serían las excepciones de dominio, aquellas que nosotros creamos y controlamos como por ejemplo que al crear una clase haya un valor a null que no debería de estar null. Y una última sería cuando hay errores con el disco duro etc...</text:p>
      <text:p text:style-name="P31"/>
      <text:p text:style-name="P31"><text:span text:style-name="T10">14</text:span>. <text:span text:style-name="T12">Enumerar dos subclases directas de Throwable.</text:span></text:p>
      <text:p text:style-name="P31"/>
      <text:p text:style-name="P42">Error, Exception</text:p>
      <text:p text:style-name="P27"/>
      <text:p text:style-name="P31"><text:span text:style-name="T10">15</text:span>. <text:span text:style-name="T12">¿Qué es la captura múltiple?</text:span></text:p>
      <text:p text:style-name="P31"/>
      <text:p text:style-name="P40">La captura multiple es cuando controlas varias excepciones en el mismo bloque try catch</text:p>
      <text:p text:style-name="P29"/>
      <text:p text:style-name="P31"><text:span text:style-name="T10">16</text:span>. <text:span text:style-name="T12">¿Nuestro código debe declarar excepciones de tipo Error?</text:span>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10-30T17:31:45.277953159</meta:creation-date>
    <dc:date>2015-02-04T13:50:03.446000000</dc:date>
    <meta:editing-duration>P3DT13H42M10S</meta:editing-duration>
    <meta:editing-cycles>67</meta:editing-cycles>
    <meta:generator>LibreOffice/4.3.1.2$Windows_x86 LibreOffice_project/958349dc3b25111dbca392fbc281a05559ef6848</meta:generator>
    <meta:document-statistic meta:table-count="0" meta:image-count="0" meta:object-count="0" meta:page-count="2" meta:paragraph-count="44" meta:word-count="471" meta:character-count="2721" meta:non-whitespace-character-count="2291"/>
  </office:meta>
</office:document-meta>
</file>